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2a6" officeooo:paragraph-rsid="0007b2a6"/>
    </style:style>
    <style:style style:name="P2" style:family="paragraph" style:parent-style-name="Standard">
      <style:paragraph-properties fo:margin-top="0cm" fo:margin-bottom="0.101cm" loext:contextual-spacing="false"/>
      <style:text-properties officeooo:rsid="0007b2a6" officeooo:paragraph-rsid="0007b2a6"/>
    </style:style>
    <style:style style:name="P3" style:family="paragraph" style:parent-style-name="Standard">
      <style:paragraph-properties fo:margin-top="0cm" fo:margin-bottom="0.101cm" loext:contextual-spacing="false"/>
      <style:text-properties officeooo:rsid="0008560b" officeooo:paragraph-rsid="00085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P --- Real-time Transport Protocol</text:p>
      <text:p text:style-name="P1"/>
      <text:p text:style-name="P1">Realtime transport protocol (RTP) is an IP-based protocol providing support for the transport of real-time data such as video and audio streams. The services provided by RTP include time reconstruction, loss detection, security and content identification. RTP is primarily designed for multicast of real-time data, but it can be also used in unicast. It can be used for one-way transport such as video-on-demand as well as interactive services such as Internet telephony.</text:p>
      <text:p text:style-name="P1"/>
      <text:p text:style-name="P2">RTP is designed to work in conjunction with the auxiliary control protocol RTCP to get feedback on quality of data transmission and information about participants in the on-going session.</text:p>
      <text:p text:style-name="P3">The octet is a unit of digital information <text:s/>that consists of eight bi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15:52.191093896</meta:creation-date>
    <dc:date>2019-01-31T15:44:33.282555499</dc:date>
    <meta:editing-duration>PT28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19" meta:character-count="766" meta:non-whitespace-character-count="650"/>
  </office:meta>
</office:document-meta>
</file>